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8"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use-window-font-color="true" style:text-position="0% 100%" style:font-name="Times New Roman1"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15%" fo:text-align="justify" style:justify-single-word="false"/>
      <style:text-properties style:use-window-font-color="true" style:font-name="Times New Roman" fo:font-size="12pt" fo:language="fr" fo:country="FR" fo:font-style="normal" style:text-underline-style="none" fo:font-weight="normal" style:font-size-asian="12pt" style:font-style-asian="normal" style:font-weight-asian="normal" style:font-size-complex="12pt" style:font-weight-complex="bold"/>
    </style:style>
    <style:style style:name="P14" style:family="paragraph" style:parent-style-name="Standard">
      <style:paragraph-properties fo:text-align="start" style:justify-single-word="false"/>
      <style:text-properties style:use-window-font-color="true" style:font-name="Times New Roman1"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text-position="0% 1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0" style:family="paragraph" style:parent-style-name="Standard" style:list-style-name="L1">
      <style:paragraph-properties fo:text-align="start" style:justify-single-word="false"/>
      <style:text-properties style:font-name="Times New Roman" fo:font-size="12pt" fo:language="fr" fo:country="FR" style:text-underline-style="none" fo:font-weight="normal" style:font-size-asian="12pt" style:font-weight-asian="normal" style:font-size-complex="12pt" style:font-weight-complex="normal"/>
    </style:style>
    <style:style style:name="P21" style:family="paragraph" style:parent-style-name="Standard" style:list-style-name="L8">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fo:color="#000000" style:font-name="Times New Roman" fo:font-size="12pt" fo:language="fr" fo:country="FR" style:text-underline-style="none" fo:font-weight="normal" style:font-size-asian="12pt" style:font-weight-asian="normal" style:font-size-complex="12pt" style:font-weight-complex="normal"/>
    </style:style>
    <style:style style:name="P23"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25" style:family="paragraph" style:parent-style-name="Standard" style:list-style-name="L7">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7" style:family="paragraph" style:parent-style-name="Standard" style:list-style-name="L8">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8" style:family="paragraph" style:parent-style-name="Standard" style:list-style-name="L9">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9" style:family="paragraph" style:parent-style-name="Standard" style:list-style-name="L6">
      <style:paragraph-properties fo:text-align="start" style:justify-single-word="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9">
      <style:paragraph-properties fo:text-align="start" style:justify-single-word="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0">
      <style:paragraph-properties fo:text-align="start" style:justify-single-word="false"/>
      <style:text-properties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officeooo:paragraph-rsid="0016b7ee" fo:background-color="transparent"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color="#009900"/>
    </style:style>
    <style:style style:name="T5" style:family="text">
      <style:text-properties fo:color="#0000cc"/>
    </style:style>
    <style:style style:name="T6" style:family="text">
      <style:text-properties fo:color="#0000cc" style:font-name="Times New Roman1"/>
    </style:style>
    <style:style style:name="T7" style:family="text">
      <style:text-properties fo:background-color="transparent" loext:char-shading-value="0"/>
    </style:style>
    <style:style style:name="T8" style:family="text">
      <style:text-properties fo:font-weight="bold" style:font-weight-asian="bold" style:font-weight-complex="bold"/>
    </style:style>
    <style:style style:name="T9" style:family="text">
      <style:text-properties style:text-position="0% 100%" style:font-name="Times New Roman" fo:font-style="normal" style:font-style-asian="normal" style:font-style-complex="normal"/>
    </style:style>
    <style:style style:name="T10" style:family="text">
      <style:text-properties style:text-position="0% 100%" style:font-name="Times New Roman" fo:font-style="italic" style:font-style-asian="italic" style:font-style-complex="italic"/>
    </style:style>
    <style:style style:name="T11" style:family="text">
      <style:text-properties style:text-position="0% 100%" style:font-name="Times New Roman1" fo:font-style="normal" style:font-style-asian="normal" style:font-style-complex="normal"/>
    </style:style>
    <style:style style:name="T12" style:family="text">
      <style:text-properties style:text-position="sub 58%"/>
    </style:style>
    <style:style style:name="T13" style:family="text">
      <style:text-properties style:text-position="sub 58%" style:font-name="Times New Roman"/>
    </style:style>
    <style:style style:name="T14" style:family="text">
      <style:text-properties style:text-position="sub 58%" style:font-name="Times New Roman1"/>
    </style:style>
    <style:style style:name="T15" style:family="text">
      <style:text-properties style:text-position="sub 58%" fo:font-weight="bold" style:font-weight-asian="bold" style:font-weight-complex="bold"/>
    </style:style>
    <style:style style:name="T16" style:family="text">
      <style:text-properties style:font-name="Times New Roman"/>
    </style:style>
    <style:style style:name="T17" style:family="text">
      <style:text-properties style:font-name="Times New Roman" fo:language="fr" fo:country="FR" style:text-underline-style="none" fo:font-weight="normal" style:font-weight-asian="normal" style:font-weight-complex="normal"/>
    </style:style>
    <style:style style:name="T18" style:family="text">
      <style:text-properties style:font-name="Times New Roman" fo:font-weight="normal" style:font-weight-asian="normal" style:font-weight-complex="normal"/>
    </style:style>
    <style:style style:name="T19" style:family="text">
      <style:text-properties fo:color="#000000" style:font-name="Times New Roman" fo:language="fr" fo:country="FR" style:text-underline-style="none" fo:font-weight="normal" style:font-weight-asian="normal" style:font-weight-complex="normal"/>
    </style:style>
    <style:style style:name="T20" style:family="text">
      <style:text-properties style:text-underline-style="none" fo:font-weight="normal" style:font-weight-asian="normal" style:font-weight-complex="normal"/>
    </style:style>
    <style:style style:name="T21" style:family="text">
      <style:text-properties fo:color="#b2b2b2"/>
    </style:style>
    <style:style style:name="T22" style:family="text">
      <style:text-properties fo:color="#b2b2b2" style:text-position="0% 100%" style:font-name="Times New Roman" fo:font-style="normal" style:font-style-asian="normal" style:font-style-complex="normal"/>
    </style:style>
    <style:style style:name="T23" style:family="text">
      <style:text-properties style:font-name="Times New Roman1"/>
    </style:style>
    <style:style style:name="T24" style:family="text">
      <style:text-properties style:font-name="Times New Roman1" fo:font-weight="bold" style:font-weight-asian="bold" style:font-weight-complex="bold"/>
    </style:style>
    <style:style style:name="T25" style:family="text">
      <style:text-properties style:text-position="super 58%"/>
    </style:style>
    <style:style style:name="T26" style:family="text">
      <style:text-properties style:text-position="super 58%" style:font-name="Times New Roman" fo:font-style="normal" style:font-style-asian="normal" style:font-style-complex="normal"/>
    </style:style>
    <style:style style:name="T27" style:family="text">
      <style:text-properties style:text-position="super 58%" style:font-name="Times New Roman" fo:font-weight="normal" style:font-weight-asian="normal" style:font-weight-complex="normal"/>
    </style:style>
    <style:style style:name="T28" style:family="text">
      <style:text-properties style:text-position="super 58%" style:font-name="Times New Roman1"/>
    </style:style>
    <style:style style:name="T29" style:family="text">
      <style:text-properties fo:font-style="italic" style:font-style-asian="italic" style:font-style-complex="italic"/>
    </style:style>
    <style:style style:name="T30" style:family="text">
      <style:text-properties officeooo:rsid="00165970"/>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LP 3<text:span text:style-name="T30">3</text:span> : Irréversibilité</text:p>
      <text:p text:style-name="P5"/>
      <text:p text:style-name="P2">Eléments imposés : <text:span text:style-name="T3">Diffusion et source d'entropie, entropie de changement d'état, surfusion de l'eau, entropie d'un gaz parfait (cf livre prepa ex : Dunod Tout en un physique PCSI-MPSI-PTSI p.886)</text:span></text:p>
      <text:p text:style-name="P2"/>
      <text:p text:style-name="P2">Niveau :<text:span text:style-name="T3"> L1</text:span></text:p>
      <text:p text:style-name="P2"/>
      <text:p text:style-name="P2">Pré-requis : <text:span text:style-name="T17">- Définition d'un système (L1)</text:span></text:p>
      <text:list xml:id="list742040114" text:style-name="L1">
        <text:list-item>
          <text:p text:style-name="P20">1er principe de la thermo : U, W, Q (L1)</text:p>
        </text:list-item>
        <text:list-item>
          <text:p text:style-name="P20">Transformation isochore adiabatique (L1)</text:p>
        </text:list-item>
        <text:list-item>
          <text:p text:style-name="P20">Différentielle et dérivée partielle (L1)</text:p>
        </text:list-item>
        <text:list-item>
          <text:p text:style-name="P20">Changement d'état du corps pur  (L1)</text:p>
        </text:list-item>
        <text:list-item>
          <text:p text:style-name="P20">Capacité thermique (L1)</text:p>
        </text:list-item>
      </text:list>
      <text:p text:style-name="P1"/>
      <text:p text:style-name="P2">Biblio : <text:span text:style-name="T3">-</text:span><text:span text:style-name="T19"> Physique 2ème année : BCPST-Véto, Baude</text:span></text:p>
      <text:list xml:id="list1086678632" text:style-name="L2">
        <text:list-item>
          <text:p text:style-name="P22">Physique-Chimie BCPST : 1ère année, Bresson</text:p>
        </text:list-item>
      </text:list>
      <text:p text:style-name="P19"/>
      <text:p text:style-name="P2">Intro péda : </text:p>
      <text:p text:style-name="P1">Leçon en premiere année de BCPST dans partie sur la thermodynamique. Cours suivant cours sur le premier principe sur système fermé et changement d'état. Ici on va introduire le 2<text:span text:style-name="T25">nd</text:span> principe.</text:p>
      <text:p text:style-name="P1">Cette notion sera reprise en 2ème année dans le cas des gaz et dans un cours suivant pour l'étude des machines thermiques.</text:p>
      <text:p text:style-name="P1"/>
      <text:p text:style-name="P1">Choix péda : on se limite à la premiere année de BCPST → uniquement phase condensée</text:p>
      <text:p text:style-name="P1"/>
      <text:p text:style-name="P2">Obj <text:span text:style-name="T3">:</text:span><text:span text:style-name="T18"> - Connaître les causes d'irreversibilité</text:span></text:p>
      <text:list xml:id="list2746789755" text:style-name="L3">
        <text:list-item>
          <text:p text:style-name="P23"><text:span text:style-name="T18">connaître et savoir appliquer le 2</text:span><text:span text:style-name="T27">nd</text:span><text:span text:style-name="T18"> principe de la thermodynamique</text:span></text:p>
        </text:list-item>
      </text:list>
      <text:p text:style-name="P1"/>
      <text:p text:style-name="P2"><text:span text:style-name="T2">Difficultés </text:span><text:span text:style-name="T3">: - l'entropie est une notion très abstraite qui ne peut pas être mesurer directement en TP → on va essayer de bien la définir, de faire des parallèle avec des choses qu'ils connaissent déjà. </text:span></text:p>
      <text:p text:style-name="P2"/>
      <text:p text:style-name="P1">TD : utilisation de la méthode qu'on leur donne pour calculer des entropies et savoir si une transformation est réversible ou non</text:p>
      <text:p text:style-name="P2"/>
      <text:p text:style-name="P2">Intro :</text:p>
      <text:p text:style-name="P13">(cf <text:span text:style-name="T7">diapo)</text:span></text:p>
      <text:p text:style-name="P13">On a vu dans les précédents cours que les échanges d'énergie au sein d'un système était quantifier par le premier principe qui est un principe de conservation.</text:p>
      <text:p text:style-name="P13">Or avec ce principe, il n'y a pas de différence que l'évolution se fasse dans un sens ou dans l'autre or vous le savez, vous en avez déjà fait l'expérience, beaucoup de phénomènes ne peuvent pas revenir en arrière, on dit qu'ils sont irréversibles.</text:p>
      <text:p text:style-name="P13"/>
      <text:p text:style-name="P13"><text:span text:style-name="T5">Exp</text:span> : lacher une balle de tennis, elle ne revient pas dans la main</text:p>
      <text:p text:style-name="P13"/>
      <text:p text:style-name="P13"><text:span text:style-name="T4">Phénomène irréversible</text:span> = phénomène qui n'est pas inversé par un renversement du temps ou par une inversion des conditions initiales</text:p>
      <text:p text:style-name="P13"/>
      <text:p text:style-name="P13"/>
      <text:list xml:id="list3901393421" text:style-name="L4">
        <text:list-item>
          <text:p text:style-name="P24">Irréversibilité</text:p>
        </text:list-item>
      </text:list>
      <text:p text:style-name="P2"><text:soft-page-break/></text:p>
      <text:p text:style-name="P2"><text:tab/><text:span text:style-name="T3">A) </text:span><text:span text:style-name="T2">Sens d'évolution</text:span></text:p>
      <text:p text:style-name="P3"/>
      <text:p text:style-name="P3"><text:span text:style-name="T5">Exp</text:span> : Cuve avec séparateur, on met de l'eau froide d'un côté, de l'eau chaude avec colorant de l'autre côté puis on enlève le séparateur → ça s'homogénéise</text:p>
      <text:p text:style-name="P3">Si on remet séparateur, on ne revient pas à l'état initial.</text:p>
      <text:p text:style-name="P3"><text:span text:style-name="T1">Obs </text:span>: L'évolution d'un système tend à homogénéiser le système → homogénéisation de la concentration en molécules de colorant (même couleur partout) et de la température</text:p>
      <text:p text:style-name="P3"/>
      <text:p text:style-name="P3">Sources d'irréversibilité : - inhomogénéité de grandeurs intensives</text:p>
      <text:list xml:id="list858294454" text:style-name="L5">
        <text:list-item>
          <text:list>
            <text:list-item>
              <text:list>
                <text:list-item>
                  <text:list>
                    <text:list-item>
                      <text:list>
                        <text:list-item>
                          <text:list>
                            <text:list-item>
                              <text:p text:style-name="P26">effets dissipatifs (frottements par exemple)</text:p>
                              <text:p text:style-name="P26"><text:s/></text:p>
                            </text:list-item>
                          </text:list>
                        </text:list-item>
                      </text:list>
                    </text:list-item>
                  </text:list>
                </text:list-item>
              </text:list>
            </text:list-item>
          </text:list>
        </text:list-item>
      </text:list>
      <text:p text:style-name="P3">Tr : Evolution spontanée du système non explicable avec le premier principe de la thermodynamique : il faut un principe non conservatif pour traduire l’irréversibilité.</text:p>
      <text:p text:style-name="P3"/>
      <text:p text:style-name="P2"><text:span text:style-name="T20"><text:tab/>B) </text:span><text:span text:style-name="T2">Second principe et entropie</text:span></text:p>
      <text:p text:style-name="P1"/>
      <text:p text:style-name="P1">Pour tout système fermé, il existe une fonction d'état extensive appelée <text:span text:style-name="T4">entropie</text:span>, notée S, telle que la variation entre 2 états d'équilibre vaut : <text:span text:style-name="T23">Δ</text:span><text:span text:style-name="T16">S = S</text:span><text:span text:style-name="T13">ech</text:span><text:span text:style-name="T16"> + S</text:span><text:span text:style-name="T13">créée</text:span> </text:p>
      <text:p text:style-name="P1"/>
      <text:p text:style-name="P16"><text:span text:style-name="T1">Rq</text:span> : S est non conservative : pour un système isolé, on a <text:span text:style-name="T23">Δ</text:span>S = S<text:span text:style-name="T12">créée</text:span> </text:p>
      <text:p text:style-name="P16"/>
      <text:p text:style-name="P16">On voit que cette fonction d'état est constituée de 2 termes :</text:p>
      <text:list xml:id="list3301788739" text:style-name="L6">
        <text:list-item>
          <text:p text:style-name="P29">l'entropie échangée que l'on définit comme : <text:s/><text:span text:style-name="T23">δ</text:span>S<text:span text:style-name="T12">ech</text:span> = <text:span text:style-name="T23">δ</text:span>Q/Te traduisant les échanges thermiques → on voit donc que l'entropie est en J.K<text:span text:style-name="T25">-1</text:span></text:p>
        </text:list-item>
        <text:list-item>
          <text:p text:style-name="P29">l'entropie créée traduisant l'irréversibilité d'une transformation (Sc &gt;= 0) : </text:p>
          <text:p text:style-name="P29">si Sc = 0 → réversible ; si Sc &gt; 0 → irréversible</text:p>
        </text:list-item>
      </text:list>
      <text:p text:style-name="P16"/>
      <text:p text:style-name="P16">S traduit le désordre d'un système : évolution spontanée vers l'état le moins ordonné → S max</text:p>
      <text:p text:style-name="P16"/>
      <text:p text:style-name="P16">Ainsi, le 2<text:span text:style-name="T25">nd</text:span> principe permet de distinguer une évolution rév d'une irréversible (le 1er ne le permettait pas), il ne prend en compte que Q (pas W) et c'est un principe d'évolution (contrairement au premier principe qui est un principe de conservation).</text:p>
      <text:p text:style-name="P16"/>
      <text:p text:style-name="P16">Tr : comme on l'a dit, S est une fonction d'état, on peut donc la relier aux autres fonctions d'état (et entre autre à U)</text:p>
      <text:p text:style-name="P16"/>
      <text:p text:style-name="P16"><text:tab/>C) <text:span text:style-name="T1">Identités thermodynamiques</text:span></text:p>
      <text:p text:style-name="P16"/>
      <text:p text:style-name="P16">Soit un système divariant, monophasé avec comme seule source de travail, les forces de pression.</text:p>
      <text:p text:style-name="P16">S et V sont 2 variables d'état indépendantes, on peut donc écrire :</text:p>
      <text:p text:style-name="P16">U(S,V) tel que dU = <draw:frame draw:style-name="fr1" draw:name="Objet1" text:anchor-type="as-char" svg:y="-0.619cm" svg:width="4.069cm" svg:height="1.046cm" draw:z-index="0"><draw:object xlink:href="./Object 1" xlink:type="simple" xlink:show="embed" xlink:actuate="onLoad"/><draw:image xlink:href="./ObjectReplacements/Object 1" xlink:type="simple" xlink:show="embed" xlink:actuate="onLoad"/></draw:frame></text:p>
      <text:p text:style-name="P16">Pour une transformation isochore réversible, on a : dU = <text:s/><text:span text:style-name="T23">δ</text:span>Q = T*dS </text:p>
      <text:p text:style-name="P16">Ainsi on peut définir la <text:span text:style-name="T4">température thermodynamique</text:span> : T = <draw:frame draw:style-name="fr1" draw:name="Objet2" text:anchor-type="as-char" svg:y="-0.621cm" svg:width="1.431cm" svg:height="1.048cm" draw:z-index="1"><draw:object xlink:href="./Object 2" xlink:type="simple" xlink:show="embed" xlink:actuate="onLoad"/><draw:image xlink:href="./ObjectReplacements/Object 2" xlink:type="simple" xlink:show="embed" xlink:actuate="onLoad"/><svg:desc>formule</svg:desc></draw:frame></text:p>
      <text:p text:style-name="P16">Pour une transformation adiabatique réversible, on a dU = <text:span text:style-name="T23">δW</text:span> = -P*dV</text:p>
      <text:p text:style-name="P16">Ainsi on peut définir la<text:span text:style-name="T4"> pression thermodynamique</text:span> : P = <draw:frame draw:style-name="fr1" draw:name="Objet3" text:anchor-type="as-char" svg:y="-0.621cm" svg:width="1.713cm" svg:height="1.048cm" draw:z-index="2"><draw:object xlink:href="./Object 3" xlink:type="simple" xlink:show="embed" xlink:actuate="onLoad"/><draw:image xlink:href="./ObjectReplacements/Object 3" xlink:type="simple" xlink:show="embed" xlink:actuate="onLoad"/><svg:desc>formule</svg:desc></draw:frame></text:p>
      <text:p text:style-name="P16"/>
      <text:p text:style-name="P16">On a alors la première identité thermodynamique : dU = TdS – PdV</text:p>
      <text:p text:style-name="P16"/>
      <text:p text:style-name="P16"><text:soft-page-break/>Et H = U + PV donc dH = dU + PdV + VdP </text:p>
      <text:p text:style-name="P16">D'où la 2eme identité thermodynamique : dH = TdS + VdP</text:p>
      <text:p text:style-name="P16"/>
      <text:p text:style-name="P16">Tr : Avec ces identités, on a fait des liens entre U/H et S, on peut alors calculer l'entropie.</text:p>
      <text:p text:style-name="P16"><text:tab/><text:tab/><text:tab/><text:tab/><text:tab/></text:p>
      <text:list xml:id="list1730012473" text:style-name="L7">
        <text:list-item>
          <text:p text:style-name="P25">Application du second principe : calcul d'entropie</text:p>
        </text:list-item>
      </text:list>
      <text:p text:style-name="P1"/>
      <text:p text:style-name="P2"><text:span text:style-name="T3"><text:tab/>A) </text:span><text:span text:style-name="T2">Point méthode</text:span></text:p>
      <text:p text:style-name="P3"/>
      <text:p text:style-name="P3">L'entropie étant une fonction d'état, elle ne dépend pas du chemin suivi, on peut donc toujours travailler sur un chemin (éventuellement fictif) où l'évolution est réversible pour calculer l'entropie d'un système.</text:p>
      <text:p text:style-name="P3"/>
      <text:p text:style-name="P3"><text:span text:style-name="T29">Méthode </text:span>: (cf<text:span text:style-name="T7"> diapo)</text:span></text:p>
      <text:list xml:id="list2607251828" text:style-name="L8">
        <text:list-item>
          <text:p text:style-name="P27">Déterminer l'état d'équilibre final : Tf, Pf …</text:p>
        </text:list-item>
        <text:list-item>
          <text:p text:style-name="P27">Calculer Se = <draw:frame draw:style-name="fr1" draw:name="Objet4" text:anchor-type="as-char" svg:y="-0.619cm" svg:width="1.75cm" svg:height="0.998cm" draw:z-index="3"><draw:object xlink:href="./Object 4" xlink:type="simple" xlink:show="embed" xlink:actuate="onLoad"/><draw:image xlink:href="./ObjectReplacements/Object 4" xlink:type="simple" xlink:show="embed" xlink:actuate="onLoad"/></draw:frame>sur le chemin réel</text:p>
        </text:list-item>
        <text:list-item>
          <text:p text:style-name="P27">Evaluer <text:span text:style-name="T23">Δ</text:span><text:span text:style-name="T16">S sur un chemin simple entre l'état initial et l'état final avec les identités thermo </text:span></text:p>
        </text:list-item>
        <text:list-item>
          <text:p text:style-name="P27"><text:span text:style-name="T16">On en déduit Scréée = <text:s/></text:span><text:span text:style-name="T23">Δ</text:span><text:span text:style-name="T16">S – Se</text:span></text:p>
        </text:list-item>
        <text:list-item>
          <text:p text:style-name="P21">Conclusion → évolution réversible ou non</text:p>
        </text:list-item>
      </text:list>
      <text:p text:style-name="P3"/>
      <text:p text:style-name="P2"><text:span text:style-name="T20"><text:tab/>B) </text:span><text:span text:style-name="T2">Cas d'une phase condensée</text:span></text:p>
      <text:p text:style-name="P4"/>
      <text:p text:style-name="P3">Donc on a dU = TdS – PdV ; phase condensée, on fait approximation que V = cste → dU = TdS</text:p>
      <text:p text:style-name="P3">Et on a vu dans un cours précédent que dU = CdT → dS = cdT/T → <text:s/><text:span text:style-name="T11">Δ</text:span><text:span text:style-name="T9">S = C*ln(Tf/Ti)</text:span></text:p>
      <text:p text:style-name="P16"/>
      <text:p text:style-name="P3"><text:span text:style-name="T9">(</text:span><text:span text:style-name="T22">cf Bresson BCPST p.553</text:span><text:span text:style-name="T9">) Prenons un morceau d'acier de masse m = 100 g à Tinit = 1000°C dans un thermostat à Te = 60°C, on veut calculer l'entropie créée et si l’évolution est réversible ou non.</text:span></text:p>
      <text:p text:style-name="P3"><text:span text:style-name="T9">Et c(acier) = 460 J.kg</text:span><text:span text:style-name="T26">-1</text:span><text:span text:style-name="T9">.K</text:span><text:span text:style-name="T26">-1</text:span></text:p>
      <text:p text:style-name="P16">ou expérience possible ???</text:p>
      <text:p text:style-name="P18"/>
      <text:p text:style-name="P3"><text:span text:style-name="T10">Méthode </text:span><text:span text:style-name="T9">:</text:span></text:p>
      <text:list xml:id="list2210925339" text:style-name="L9">
        <text:list-item>
          <text:p text:style-name="P30">Etat final : Tf = Te</text:p>
        </text:list-item>
        <text:list-item>
          <text:p text:style-name="P28"><text:span text:style-name="T9">Calcul de Se = </text:span><text:span text:style-name="T9"><draw:frame draw:style-name="fr1" draw:name="Objet5" text:anchor-type="as-char" svg:y="-0.619cm" svg:width="1.75cm" svg:height="0.998cm" draw:z-index="4"><draw:object xlink:href="./Object 5" xlink:type="simple" xlink:show="embed" xlink:actuate="onLoad"/><draw:image xlink:href="./ObjectReplacements/Object 5" xlink:type="simple" xlink:show="embed" xlink:actuate="onLoad"/><svg:desc>formule</svg:desc></draw:frame></text:span><text:span text:style-name="T9">, ici Text = Te et dU = </text:span><text:span text:style-name="T11">δ</text:span><text:span text:style-name="T9">Q = mcdT → Se = mc(Te-Ti)/Te</text:span></text:p>
        </text:list-item>
        <text:list-item>
          <text:p text:style-name="P28"><text:span text:style-name="T9">Calcul de <text:s/></text:span><text:span text:style-name="T11">Δ</text:span><text:span text:style-name="T9">S, ici, comme on a vu juste avant, </text:span><text:span text:style-name="T11">Δ</text:span><text:span text:style-name="T9">S = C*ln(Tf/Ti) avec Tf <text:s/>= Te</text:span></text:p>
        </text:list-item>
        <text:list-item>
          <text:p text:style-name="P28"><text:span text:style-name="T9">Calcul de Scréée = <text:s/></text:span><text:span text:style-name="T11">Δ</text:span><text:span text:style-name="T9">S – Se = 68,1 J.K</text:span><text:span text:style-name="T26">-1 </text:span></text:p>
        </text:list-item>
        <text:list-item>
          <text:p text:style-name="P30">Sc &gt; 0 <text:s/>→ irreversible</text:p>
        </text:list-item>
      </text:list>
      <text:p text:style-name="P16"/>
      <text:p text:style-name="P16">Tr : on s'est limité à une transformation sans changement d'état, quelle serait alors l'entropie si il y avait eu changement d'état ?</text:p>
      <text:p text:style-name="P16"/>
      <text:p text:style-name="P17"><text:tab/>C) <text:span text:style-name="T1">Entropie de changement d'état</text:span> (si on ne fait pas le III)</text:p>
      <text:p text:style-name="P17"/>
      <text:p text:style-name="P17">Lors d'un changement d'état, on a P = cste pour un corps pur, on a déjà vu que l'on a <text:span text:style-name="T23">ΔH = ml</text:span><text:span text:style-name="T14">fus</text:span><text:span text:style-name="T23"> = Q</text:span></text:p>
      <text:p text:style-name="P17"><text:span text:style-name="T23">Avec la 2</text:span><text:span text:style-name="T28">nd</text:span><text:span text:style-name="T23"> identité, on a dS = dH/T ainsi, Δ</text:span>S = m<text:span text:style-name="T23">l</text:span><text:span text:style-name="T14">fus</text:span><text:span text:style-name="T23"> </text:span>/T</text:p>
      <text:p text:style-name="P17"/>
      <text:p text:style-name="P17"><text:span text:style-name="T5">Experienc</text:span>e mesure de l<text:span text:style-name="T12">fus</text:span>(eau) par calorimétrie et calcul de Scréée ???</text:p>
      <text:p text:style-name="P17">OU</text:p>
      <text:p text:style-name="P17">(<text:span text:style-name="T21">cf Bresson BCPST1 p.554</text:span>)</text:p>
      <text:p text:style-name="P17">Vidéo https://www.youtube.com/watch?v=VNDlP6aClAE</text:p>
      <text:p text:style-name="P17">Si on prend de la surfusion d'une masse m = 250 g eau à Ti = -6°C <text:s/>au départ (valeurs cf diapo)</text:p>
      <text:p text:style-name="P17"><text:soft-page-break/>Avec le premier principe, on détermine la masse de glace qui va se former si W=0 et Q= 0</text:p>
      <text:p text:style-name="P17">On trouve m(glace) = 19 g.</text:p>
      <text:p text:style-name="P17"/>
      <text:p text:style-name="P17"><text:span text:style-name="T29">Méthode pour calculer Scréée </text:span>:</text:p>
      <text:list xml:id="list1271116103" text:style-name="L10">
        <text:list-item>
          <text:p text:style-name="P31">Etat final : Tf = 0°C</text:p>
        </text:list-item>
        <text:list-item>
          <text:p text:style-name="P31">Calcul de Se = <draw:frame draw:style-name="fr1" draw:name="Objet6" text:anchor-type="as-char" svg:y="-0.619cm" svg:width="1.75cm" svg:height="0.998cm" draw:z-index="5"><draw:object xlink:href="./Object 6" xlink:type="simple" xlink:show="embed" xlink:actuate="onLoad"/><draw:image xlink:href="./ObjectReplacements/Object 6" xlink:type="simple" xlink:show="embed" xlink:actuate="onLoad"/><svg:desc>formule</svg:desc></draw:frame>=<text:span text:style-name="T12"> </text:span><text:s/>0 (car on suppose la transformation adiabatique)</text:p>
        </text:list-item>
        <text:list-item>
          <text:p text:style-name="P31">Calcul de <text:s/><text:span text:style-name="T23">Δ</text:span>S = m(eau)c(eau)*ln(Tf/Ti) + m(glace)l<text:span text:style-name="T12">fus</text:span>/Tf = 0,26 J.K-1</text:p>
        </text:list-item>
        <text:list-item>
          <text:p text:style-name="P31">Sc = <text:s/><text:span text:style-name="T23">Δ</text:span>S – Se = <text:span text:style-name="T23">Δ</text:span>S = 0,26 J.K-1</text:p>
        </text:list-item>
        <text:list-item>
          <text:p text:style-name="P31">Sc &gt; 0 → irrev (on pouvait s'en doutait car on ne peut pas obtenir de l'eau liquide à partir de glace à -6°C)</text:p>
        </text:list-item>
      </text:list>
      <text:p text:style-name="P17"/>
      <text:p text:style-name="P17"><text:s text:c="3"/><text:span text:style-name="T8"><text:s/>III) Etude d'un phénomène irréversible : la diffusion</text:span></text:p>
      <text:p text:style-name="P8"/>
      <text:p text:style-name="P8">Comme on a vu dans la première partie, la diffusion est un phénomène irréversible mais peut-on le montrer ?</text:p>
      <text:p text:style-name="P8">On va s'interresser à la diffusion de particules.</text:p>
      <text:p text:style-name="P7"><text:a xlink:type="simple" xlink:href="https://www.youtube.com/watch?v=H7QsDs8ZRMI" text:style-name="Internet_20_link" text:visited-style-name="Visited_20_Internet_20_Link">https://www.youtube.com/watch?v=H7QsDs8ZRMI</text:a> </text:p>
      <text:p text:style-name="P7"/>
      <text:p text:style-name="P7"><text:span text:style-name="T7">Ce phénomène est régit par une équation que l'on appelle équation de diffusion (vu en L2, cf diapo</text:span>) :</text:p>
      <text:p text:style-name="P7"><draw:frame draw:style-name="fr1" draw:name="Objet7" text:anchor-type="as-char" svg:y="-0.681cm" svg:width="4.175cm" svg:height="1.118cm" draw:z-index="6"><draw:object xlink:href="./Object 7" xlink:type="simple" xlink:show="embed" xlink:actuate="onLoad"/><draw:image xlink:href="./ObjectReplacements/Object 7" xlink:type="simple" xlink:show="embed" xlink:actuate="onLoad"/></draw:frame><text:s/>et si on « inverse le temps » : <draw:frame draw:style-name="fr1" draw:name="Objet8" text:anchor-type="as-char" svg:y="-0.681cm" svg:width="5.359cm" svg:height="1.12cm" draw:z-index="7"><draw:object xlink:href="./Object 8" xlink:type="simple" xlink:show="embed" xlink:actuate="onLoad"/><draw:image xlink:href="./ObjectReplacements/Object 8" xlink:type="simple" xlink:show="embed" xlink:actuate="onLoad"/><svg:desc>formule</svg:desc></draw:frame></text:p>
      <text:p text:style-name="P7">Ainsi le phénomène de diffusion est bien irréversible.</text:p>
      <text:p text:style-name="P7"/>
      <text:p text:style-name="P7">Si on fait une analyse dimensionnelle, on a : Dn/L² <text:span text:style-name="T23">α</text:span><text:span text:style-name="T16"> n/t → D <text:s/></text:span><text:span text:style-name="T23">α L²/t</text:span></text:p>
      <text:p text:style-name="P14"/>
      <text:p text:style-name="P7"><text:span text:style-name="T6">Exp</text:span><text:span text:style-name="T23"> : Diffusion de l'ammoniaque dans tube gradué contenant du papier pH → mesure de D ??? </text:span></text:p>
      <text:p text:style-name="P14">Pb car exp vraiment pas très précise et moyennement dans le sujet.</text:p>
      <text:p text:style-name="P7"/>
      <text:p text:style-name="P6">Conclusion : </text:p>
      <text:p text:style-name="P10">cf diapo</text:p>
      <text:p text:style-name="P10">1er principe limité à la conservation de l'énergie</text:p>
      <text:p text:style-name="P10">2<text:span text:style-name="T25">nd</text:span> principe permet d'avoir le sens d'évolution</text:p>
      <text:p text:style-name="P10">Ouverture : ce 2<text:span text:style-name="T25">nd</text:span> principe sera très utile pour étudier le fonctionnement des machines thermiques</text:p>
      <text:p text:style-name="P10"/>
      <text:p text:style-name="P11">Autre parties possibles :</text:p>
      <text:p text:style-name="P11"/>
      <text:p text:style-name="P11">Application aux GP (cf livres prépa)</text:p>
      <text:p text:style-name="P10"/>
      <text:p text:style-name="P11">Forces de frottements</text:p>
      <text:p text:style-name="P10">→ Prendre un système concret : solide en mouvement à vitesse fixe v (on s'intéresse juste aux forces solides)</text:p>
      <text:p text:style-name="P10">dU = TdS – PdV (or dV = 0) <text:s text:c="3"/>donc dS = dU/T = <text:span text:style-name="T23">δ</text:span>Q/T + <text:span text:style-name="T23">δW/T</text:span></text:p>
      <text:p text:style-name="P10"><text:span text:style-name="T23">Ainsi on peut voir : </text:span><text:s/><text:span text:style-name="T23">δSc = </text:span><text:s/><text:span text:style-name="T23">δW/T <text:s text:c="3"/>(si travail nul → réversible)</text:span></text:p>
      <text:p text:style-name="P10"><text:span text:style-name="T23">Forces de frottements :</text:span> <text:span text:style-name="T23">δW = -</text:span><text:span text:style-name="T24">F</text:span><text:span text:style-name="T23">.</text:span><text:span text:style-name="T24">dl </text:span><text:span text:style-name="T23">= -</text:span><text:span text:style-name="T24">F</text:span><text:span text:style-name="T23">.</text:span><text:span text:style-name="T24">v</text:span><text:span text:style-name="T23">.dt <text:s/>→ Sc = -</text:span><text:span text:style-name="T24">F</text:span><text:span text:style-name="T23">.</text:span><text:span text:style-name="T24">v</text:span><text:span text:style-name="T23">.Δt</text:span></text:p>
      <text:p text:style-name="P10">Or d'après Ammontons-Coulomb, quand il y a glissement : F = - <text:span text:style-name="T23">μ</text:span><text:span text:style-name="T12">d</text:span> ||<text:span text:style-name="T8">R</text:span><text:span text:style-name="T15">N</text:span>||*<text:span text:style-name="T8">v</text:span>/||<text:span text:style-name="T8">v|</text:span>| → d'où expression de Sc &gt; 0 </text:p>
      <text:p text:style-name="P10">→ Frottements créent de l'entropie → source d'irréversibilité</text:p>
      <text:p text:style-name="P10"/>
      <text:p text:style-name="P10">(<text:span text:style-name="T8">Chauffage par effet Joule</text:span>)</text:p>
      <text:p text:style-name="P10"><text:soft-page-break/>→ Expérience de calorimétrie : bilan d'enthalpie, d'après la 2ème identité thermo :</text:p>
      <text:p text:style-name="P10">dS = dH/T -VdP/T = (m<text:span text:style-name="T12">eau</text:span> + <text:span text:style-name="T23">μ)c</text:span><text:span text:style-name="T14">eau</text:span><text:span text:style-name="T23">dT/T</text:span></text:p>
      <text:p text:style-name="P12">→ intégration → obtention de ΔS</text:p>
      <text:p text:style-name="P12">Et Q = 0 donc Se = 0 → ΔS = Sc</text:p>
      <text:p text:style-name="P10"><text:span text:style-name="T23">mc</text:span><text:span text:style-name="T14">eau</text:span><text:span text:style-name="T23">(Tf-Ti) = RI²t → détermination de Sc</text:span></text:p>
      <text:p text:style-name="P10"/>
      <text:p text:style-name="P10"/>
      <text:p text:style-name="P9"><text:span text:style-name="T8">Remarques </text:span>:</text:p>
      <text:p text:style-name="P9">• Tfus pour acier <text:s/>= 1500°C environ</text:p>
      <text:p text:style-name="P9">• Pour la diffusion on peut aussi partir sur la marche aléatoire</text:p>
      <text:p text:style-name="P9">• Lettre S pour l'entropie en l'honneur de Sadi Carnot</text:p>
      <text:p text:style-name="P9">• Changement d'état corps simple « normal » = réversible</text:p>
      <text:p text:style-name="P9"/>
      <text:p text:style-name="P9"/>
      <text:p text:style-name="P33">Questions : </text:p>
      <text:p text:style-name="P33">– Compliqué de calculer S ?</text:p>
      <text:p text:style-name="P33">– Qu'est ce que énergie interne ? Stockée sous quelle forme ?</text:p>
      <text:p text:style-name="P33">– Intérêt liquide coloré chaud ?</text:p>
      <text:p text:style-name="P33">– De quoi dépend deltaU ? 1ère loi de Joule ?</text:p>
      <text:p text:style-name="P33">– Origine convection thermique ?</text:p>
      <text:p text:style-name="P33">– Def entropie ? Mesure quantité d'info qui manque</text:p>
      <text:p text:style-name="P33">– def fonction d'état ? </text:p>
      <text:p text:style-name="P33">— Peut-on dire que S et V sont indépendantes ?</text:p>
      <text:p text:style-name="P33">— Exemple du flacon de parfum, notion de mouvement brownien. On parle donc d’impossibilité ou d’improbabilité ?</text:p>
      <text:p text:style-name="P33">— Pour la calorimétrie alors que c’est du premier principe et que ça n’illustre en rien l’irréversibilité ?</text:p>
      <text:p text:style-name="P33">— Si on enlevait délicatement la paroi, quel phénomène on observerai ? Ou serait l’eau bleue par rapport à l’eau claire ?</text:p>
      <text:p text:style-name="P33">— Je dois faire infuser un thé à 80◦C. Mais je n’ai que de l’eau à 100◦C et à 20◦C. Quelles proportions ?</text:p>
      <text:p text:style-name="P33"><text:s/>— Quels hypothèses ici ?</text:p>
      <text:p text:style-name="P33">— Quel nom de la relation 0 = P(mi × c × (Tf − Ti)) ? Conservation de l’énergie.</text:p>
      <text:p text:style-name="P33">— Ne pas dire que l’irréversibilité ne se réduit qu’à la température, concentration, particules.</text:p>
      <text:p text:style-name="P33">— Qu’est-ce qu’une phase ? Système àu les grandeurs physiques sont homogènes.</text:p>
      <text:p text:style-name="P33">— Penser à définir le système !</text:p>
      <text:p text:style-name="P33">— Qu’est-ce qu’une phase condensée ?</text:p>
      <text:p text:style-name="P33">— Autres énoncés historiques du second principe ?</text:p>
      <text:p text:style-name="P33">— Qu’est-ce ue l’entropie statistique ?</text:p>
      <text:p text:style-name="P33">— Qu’est-ce qu’un micro-état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loext: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loext: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loext: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loext: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fo:font-family="Arial" style:font-family-generic="swiss" style:font-pitch="variable" fo:font-size="18pt" style:letter-kerning="true"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loext: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loext: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loext: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loext: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énédicte Grebille</meta:initial-creator>
    <meta:creation-date>2020-03-31T08:42:03.49</meta:creation-date>
    <dc:date>2021-04-18T12:07:47.802000000</dc:date>
    <meta:editing-duration>PT16H31M</meta:editing-duration>
    <meta:editing-cycles>30</meta:editing-cycles>
    <meta:generator>LibreOffice/6.2.8.2$Windows_X86_64 LibreOffice_project/f82ddfca21ebc1e222a662a32b25c0c9d20169ee</meta:generator>
    <meta:document-statistic meta:table-count="0" meta:image-count="0" meta:object-count="8" meta:page-count="5" meta:paragraph-count="152" meta:word-count="1809" meta:character-count="9941" meta:non-whitespace-character-count="8227"/>
  </office:meta>
</office:document-meta>
</file>

<file path=Object 1/content.xml><?xml version="1.0" encoding="utf-8"?>
<math xmlns="http://www.w3.org/1998/Math/MathML">
  <semantics>
    <mrow>
      <msub>
        <mrow>
          <mo stretchy="false">(</mo>
          <mrow>
            <mfrac>
              <mrow>
                <mo stretchy="false">∂</mo>
                <mi>U</mi>
              </mrow>
              <mrow>
                <mo stretchy="false">∂</mo>
                <mi>S</mi>
              </mrow>
            </mfrac>
          </mrow>
          <mo stretchy="false">)</mo>
        </mrow>
        <mrow>
          <mi>V</mi>
        </mrow>
      </msub>
      <mrow>
        <mi mathvariant="italic">dS</mi>
        <mo stretchy="false">+</mo>
        <msub>
          <mrow>
            <mo stretchy="false">(</mo>
            <mrow>
              <mfrac>
                <mrow>
                  <mo stretchy="false">∂</mo>
                  <mi>U</mi>
                </mrow>
                <mrow>
                  <mo stretchy="false">∂</mo>
                  <mi>V</mi>
                </mrow>
              </mfrac>
            </mrow>
            <mo stretchy="false">)</mo>
          </mrow>
          <mrow>
            <mi>S</mi>
          </mrow>
        </msub>
      </mrow>
      <mi mathvariant="italic">dV</mi>
    </mrow>
    <annotation encoding="StarMath 5.0">({partial U} over {partial S})_{V}dS +  ({partial U} over {partial V})_{S}dV</annotation>
  </semantics>
</math>
</file>

<file path=Object 2/content.xml><?xml version="1.0" encoding="utf-8"?>
<math xmlns="http://www.w3.org/1998/Math/MathML">
  <semantics>
    <mrow>
      <msub>
        <mrow>
          <mo stretchy="false">(</mo>
          <mrow>
            <mfrac>
              <mrow>
                <mo stretchy="false">∂</mo>
                <mi>U</mi>
              </mrow>
              <mrow>
                <mo stretchy="false">∂</mo>
                <mi>S</mi>
              </mrow>
            </mfrac>
          </mrow>
          <mo stretchy="false">)</mo>
        </mrow>
        <mrow>
          <mi>V</mi>
        </mrow>
      </msub>
    </mrow>
    <annotation encoding="StarMath 5.0">({partial U} over {partial S})_{V}
</annotation>
  </semantics>
</math>
</file>

<file path=Object 3/content.xml><?xml version="1.0" encoding="utf-8"?>
<math xmlns="http://www.w3.org/1998/Math/MathML">
  <semantics>
    <mrow>
      <mrow>
        <mo stretchy="false">−</mo>
        <msub>
          <mrow>
            <mo stretchy="false">(</mo>
            <mrow>
              <mfrac>
                <mrow>
                  <mo stretchy="false">∂</mo>
                  <mi>U</mi>
                </mrow>
                <mrow>
                  <mo stretchy="false">∂</mo>
                  <mi>V</mi>
                </mrow>
              </mfrac>
            </mrow>
            <mo stretchy="false">)</mo>
          </mrow>
          <mrow>
            <mi>S</mi>
          </mrow>
        </msub>
      </mrow>
    </mrow>
    <annotation encoding="StarMath 5.0">- ({partial U} over {partial V})_{S}</annotation>
  </semantics>
</math>
</file>

<file path=Object 4/content.xml><?xml version="1.0" encoding="utf-8"?>
<math xmlns="http://www.w3.org/1998/Math/MathML">
  <semantics>
    <mrow>
      <mrow>
        <mo stretchy="false">∫</mo>
        <mrow>
          <mo stretchy="false">(</mo>
          <mrow>
            <mfrac>
              <mrow>
                <mo stretchy="false">δ</mo>
                <mi>Q</mi>
              </mrow>
              <mrow>
                <mi mathvariant="italic">Text</mi>
              </mrow>
            </mfrac>
          </mrow>
          <mo stretchy="false">)</mo>
        </mrow>
      </mrow>
    </mrow>
    <annotation encoding="StarMath 5.0">int ({%delta Q} over {Text} )</annotation>
  </semantics>
</math>
</file>

<file path=Object 5/content.xml><?xml version="1.0" encoding="utf-8"?>
<math xmlns="http://www.w3.org/1998/Math/MathML">
  <semantics>
    <mrow>
      <mrow>
        <mo stretchy="false">∫</mo>
        <mrow>
          <mo stretchy="false">(</mo>
          <mrow>
            <mfrac>
              <mrow>
                <mo stretchy="false">δ</mo>
                <mi>Q</mi>
              </mrow>
              <mrow>
                <mi mathvariant="italic">Text</mi>
              </mrow>
            </mfrac>
          </mrow>
          <mo stretchy="false">)</mo>
        </mrow>
      </mrow>
    </mrow>
    <annotation encoding="StarMath 5.0">int ({%delta Q} over {Text} )</annotation>
  </semantics>
</math>
</file>

<file path=Object 6/content.xml><?xml version="1.0" encoding="utf-8"?>
<math xmlns="http://www.w3.org/1998/Math/MathML">
  <semantics>
    <mrow>
      <mrow>
        <mo stretchy="false">∫</mo>
        <mrow>
          <mo stretchy="false">(</mo>
          <mrow>
            <mfrac>
              <mrow>
                <mo stretchy="false">δ</mo>
                <mi>Q</mi>
              </mrow>
              <mrow>
                <mi mathvariant="italic">Text</mi>
              </mrow>
            </mfrac>
          </mrow>
          <mo stretchy="false">)</mo>
        </mrow>
      </mrow>
    </mrow>
    <annotation encoding="StarMath 5.0">int ({%delta Q} over {Text} )</annotation>
  </semantics>
</math>
</file>

<file path=Object 7/content.xml><?xml version="1.0" encoding="utf-8"?>
<math xmlns="http://www.w3.org/1998/Math/MathML">
  <semantics>
    <mrow>
      <mi>D</mi>
      <mfrac>
        <mrow>
          <msup>
            <mo stretchy="false">∂</mo>
            <mrow>
              <mn>2</mn>
            </mrow>
          </msup>
          <mi>n</mi>
        </mrow>
        <mrow>
          <mo stretchy="false">∂</mo>
          <msup>
            <mi>x</mi>
            <mrow>
              <mn>2</mn>
            </mrow>
          </msup>
        </mrow>
      </mfrac>
      <mrow>
        <mrow>
          <mo stretchy="false">(</mo>
          <mrow>
            <mi>x</mi>
            <mi>,</mi>
            <mi>t</mi>
          </mrow>
          <mo stretchy="false">)</mo>
        </mrow>
        <mo stretchy="false">=</mo>
        <mfrac>
          <mrow>
            <mo stretchy="false">∂</mo>
            <mi>n</mi>
          </mrow>
          <mrow>
            <mo stretchy="false">∂</mo>
            <mi>t</mi>
          </mrow>
        </mfrac>
      </mrow>
      <mrow>
        <mo stretchy="false">(</mo>
        <mrow>
          <mi>x</mi>
          <mi>,</mi>
          <mi>t</mi>
        </mrow>
        <mo stretchy="false">)</mo>
      </mrow>
    </mrow>
    <annotation encoding="StarMath 5.0">D {partial^{2}n} over {partial x^{2}}(x,t) = {partial n} over {partial t}(x,t)</annotation>
  </semantics>
</math>
</file>

<file path=Object 8/content.xml><?xml version="1.0" encoding="utf-8"?>
<math xmlns="http://www.w3.org/1998/Math/MathML">
  <semantics>
    <mrow>
      <mi>D</mi>
      <mfrac>
        <mrow>
          <msup>
            <mo stretchy="false">∂</mo>
            <mrow>
              <mn>2</mn>
            </mrow>
          </msup>
          <mi>n</mi>
        </mrow>
        <mrow>
          <mo stretchy="false">∂</mo>
          <msup>
            <mi>x</mi>
            <mrow>
              <mn>2</mn>
            </mrow>
          </msup>
        </mrow>
      </mfrac>
      <mrow>
        <mrow>
          <mo stretchy="false">(</mo>
          <mrow>
            <mi>x</mi>
            <mrow>
              <mi>,</mi>
              <mo stretchy="false">−</mo>
              <mi>t</mi>
            </mrow>
          </mrow>
          <mo stretchy="false">)</mo>
        </mrow>
        <mo stretchy="false">=</mo>
        <mrow>
          <mo stretchy="false">−</mo>
          <mrow>
            <mo stretchy="false">(</mo>
            <mrow>
              <mfrac>
                <mrow>
                  <mo stretchy="false">∂</mo>
                  <mi>n</mi>
                </mrow>
                <mrow>
                  <mo stretchy="false">∂</mo>
                  <mi>t</mi>
                </mrow>
              </mfrac>
            </mrow>
            <mo stretchy="false">)</mo>
          </mrow>
        </mrow>
      </mrow>
      <mrow>
        <mo stretchy="false">(</mo>
        <mrow>
          <mi>x</mi>
          <mrow>
            <mi>,</mi>
            <mo stretchy="false">−</mo>
            <mi>t</mi>
          </mrow>
        </mrow>
        <mo stretchy="false">)</mo>
      </mrow>
    </mrow>
    <annotation encoding="StarMath 5.0">D {partial^{2}n} over {partial x^{2}}(x,-t) = -({partial n} over {partial t})(x,-t)</annotation>
  </semantics>
</math>
</file>